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5BA5D00D5DC02E3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836cm" table:align="left"/>
    </style:style>
    <style:style style:name="Table1.A" style:family="table-column">
      <style:table-column-properties style:column-width="9.236cm"/>
    </style:style>
    <style:style style:name="Table1.B" style:family="table-column">
      <style:table-column-properties style:column-width="3.6cm"/>
    </style:style>
    <style:style style:name="Table1.A1" style:family="table-cell">
      <style:table-cell-properties style:vertical-align="middle"/>
    </style:style>
    <style:style style:name="Table2" style:family="table">
      <style:table-properties style:width="9.165cm" table:align="left"/>
    </style:style>
    <style:style style:name="Table2.A" style:family="table-column">
      <style:table-column-properties style:column-width="9.165cm"/>
    </style:style>
    <style:style style:name="Table2.A1" style:family="table-cell">
      <style:table-cell-properties style:vertical-align="middle"/>
    </style:style>
    <style:style style:name="Table3" style:family="table">
      <style:table-properties style:width="0.27cm" table:align="left"/>
    </style:style>
    <style:style style:name="Table3.A" style:family="table-column">
      <style:table-column-properties style:column-width="0.111cm"/>
    </style:style>
    <style:style style:name="Table3.B" style:family="table-column">
      <style:table-column-properties style:column-width="0.159cm"/>
    </style:style>
    <style:style style:name="Table3.A1" style:family="table-cell">
      <style:table-cell-properties style:vertical-align="middle"/>
    </style:style>
    <style:style style:name="Table4" style:family="table">
      <style:table-properties style:width="1.402cm" table:align="left"/>
    </style:style>
    <style:style style:name="Table4.A" style:family="table-column">
      <style:table-column-properties style:column-width="1.402cm"/>
    </style:style>
    <style:style style:name="Table4.A1" style:family="table-cell">
      <style:table-cell-properties style:vertical-align="middle"/>
    </style:style>
    <style:style style:name="Table5" style:family="table">
      <style:table-properties style:width="1.261cm" table:align="left"/>
    </style:style>
    <style:style style:name="Table5.A" style:family="table-column">
      <style:table-column-properties style:column-width="1.261cm"/>
    </style:style>
    <style:style style:name="Table5.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style:writing-mode="lr-tb"/>
    </style:style>
    <style:style style:name="P3" style:family="paragraph" style:parent-style-name="Text_20_body">
      <style:text-properties officeooo:paragraph-rsid="0008b531"/>
    </style:style>
    <style:style style:name="T1" style:family="text">
      <style:text-properties fo:color="#3333ff" officeooo:rsid="0007ceda"/>
    </style:style>
    <style:style style:name="T2" style:family="text">
      <style:text-properties fo:color="#3333ff" officeooo:rsid="0008b531"/>
    </style:style>
    <style:style style:name="T3" style:family="text">
      <style:text-properties fo:color="#3333ff" officeooo:rsid="00091778"/>
    </style:style>
    <style:style style:name="T4" style:family="text">
      <style:text-properties fo:color="#3333ff" officeooo:rsid="000b5487"/>
    </style:style>
    <style:style style:name="T5" style:family="text">
      <style:text-properties officeooo:rsid="0008b53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able:table table:name="Table2" table:style-name="Table2">
              <table:table-column table:style-name="Table2.A"/>
              <table:table-row>
                <table:table-cell table:style-name="Table2.A1" office:value-type="string">
                  <text:h text:style-name="Heading_20_3" text:outline-level="3">PLOS ONE &lt;em@editorialmanager.com&gt; </text:h>
                </table:table-cell>
              </table:table-row>
            </table:table>
            <text:p text:style-name="P1"/>
          </table:table-cell>
          <table:table-cell table:style-name="Table1.A1" office:value-type="string">
            <text:p text:style-name="Table_20_Contents"><text:bookmark text:name=":1rd"/>21 Apr</text:p>
          </table:table-cell>
        </table:table-row>
      </table:table>
      <table:table table:name="Table3" table:style-name="Table3">
        <table:table-column table:style-name="Table3.A"/>
        <table:table-column table:style-name="Table3.B"/>
        <table:table-row>
          <table:table-cell table:style-name="Table3.A1" office:value-type="string">
            <text:p text:style-name="P1"/>
          </table:table-cell>
          <table:table-cell table:style-name="Table3.A1" office:value-type="string">
            <text:p text:style-name="P1"/>
          </table:table-cell>
        </table:table-row>
      </table:table>
      <table:table table:name="Table4" table:style-name="Table4">
        <table:table-column table:style-name="Table4.A"/>
        <table:table-row>
          <table:table-cell table:style-name="Table4.A1" office:value-type="string">
            <table:table table:name="Table5" table:style-name="Table5">
              <table:table-column table:style-name="Table5.A"/>
              <table:table-row>
                <table:table-cell table:style-name="Table5.A1" office:value-type="string">
                  <text:p text:style-name="P2">to me </text:p>
                  <text:p text:style-name="Table_20_Contents"><draw:frame draw:style-name="fr1" draw:name="Image1" text:anchor-type="as-char" svg:width="0.041cm" svg:height="0.041cm" draw:z-index="0"><draw:image xlink:href="Pictures/1000020000000001000000015BA5D00D5DC02E3E.gif" xlink:type="simple" xlink:show="embed" xlink:actuate="onLoad"/></draw:frame><text:bookmark text:name=":1g0"/></text:p>
                </table:table-cell>
              </table:table-row>
            </table:table>
            <text:p text:style-name="P1"/>
          </table:table-cell>
        </table:table-row>
      </table:table>
      <text:section text:style-name="Sect1" text:name=":1fz">
        <text:p text:style-name="Text_20_body"/>
      </text:section>
      <text:section text:style-name="Sect1" text:name=":1gc">
        <text:p text:style-name="Text_20_body"/>
        <text:section text:style-name="Sect1" text:name=":1gb">
          <text:p text:style-name="P3">PONE-D-16-42821R1<text:line-break/>Target-distractor Synchrony Affects Performance in a Novel Motor Task for Studying Action Selection<text:line-break/><text:line-break/>Dear Dr. James:<text:line-break/><text:line-break/>Thank you for submitting your work to PLOS ONE.  Your manuscript will be formally accepted and enter production after you complete the requests below.  Please note that you will not be able to make changes to your manuscript once it enters the production process. PLOS ONE does NOT provide author proofs. Any changes other than those requested in this email will need to be reviewed by the Academic Editor and reviewers; this will delay the formal acceptance of your manuscript.<text:line-break/>To access your manuscript and complete these changes, please follow this link: <text:a xlink:type="simple" xlink:href="http://pone.edmgr.com/l.asp?i=24861767&amp;l=QEWD01VM" office:target-frame-name="_blank" xlink:show="new" text:style-name="Internet_20_link" text:visited-style-name="Visited_20_Internet_20_Link">http://pone.edmgr.com/l.asp?i=</text:a>.<text:line-break/>You will find the submission in “Current Task Assignments.” From there you must download your submission files via the “Assignment Files” link. Once you have made all the required changes, click "Submit Task" to upload the corrected files.<text:line-break/><text:line-break/>If you have not already done so, please take a few moments to read over the PLOS LaTeX Guidelines available at <text:a xlink:type="simple" xlink:href="http://journals.plos.org/plosone/s/latex" office:target-frame-name="_blank" xlink:show="new" text:style-name="Internet_20_link" text:visited-style-name="Visited_20_Internet_20_Link">http://journals.plos.org/</text:a>, as following these guidelines can help speed the processing of your manuscript.<text:line-break/>If your manuscript requires revision, please upload BOTH of the following upon resubmission:<text:line-break/><text:line-break/>- LaTeX source file*<text:line-break/>- Revised PDF<text:line-break/>*Bibliographic information should be contained within the LaTeX source, not provided separately as .bib or .bbl (see PLOS template for instructions or contact <text:a xlink:type="simple" xlink:href="mailto:latex@plos.org" text:style-name="Internet_20_link" text:visited-style-name="Visited_20_Internet_20_Link">latex@plos.org</text:a> for assistance). PLOS requires that LaTeX submissions be composed using the PLOS template (available at <text:a xlink:type="simple" xlink:href="http://journals.plos.org/plosone/s/latex" office:target-frame-name="_blank" xlink:show="new" text:style-name="Internet_20_link" text:visited-style-name="Visited_20_Internet_20_Link">http://journals.plos.org/</text:a>).<text:line-break/><text:line-break/>Due to typesetting concerns, your final .tex file must not include tracked changes. When uploading your updated .tex file, please ensure all changes have been accepted.<text:line-break/><text:line-break/>Your task is due Apr 24 2017 11:59PM.<text:line-break/>Please contact <text:a xlink:type="simple" xlink:href="mailto:plosone@plos.org" text:style-name="Internet_20_link" text:visited-style-name="Visited_20_Internet_20_Link">plosone@plos.org</text:a> with questions or concerns.  For LaTeX-specific questions, please contact <text:a xlink:type="simple" xlink:href="mailto:latex@plos.org" text:style-name="Internet_20_link" text:visited-style-name="Visited_20_Internet_20_Link">latex@plos.org</text:a>. For billing related questions, please contact our Author Billing department directly at <text:a xlink:type="simple" xlink:href="mailto:authorbilling@plos.org" text:style-name="Internet_20_link" text:visited-style-name="Visited_20_Internet_20_Link">authorbilling@plos.org</text:a>. For questions regarding your press release or the press process, <text:soft-page-break/>please contact <text:a xlink:type="simple" xlink:href="mailto:onepress@plos.org" text:style-name="Internet_20_link" text:visited-style-name="Visited_20_Internet_20_Link">onepress@plos.org</text:a>.<text:line-break/>With kind regards,<text:line-break/>PLOS ONE staff<text:line-break/><text:line-break/>JOURNAL REQUIREMENTS:<text:line-break/><text:line-break/>1. PLOS has recently begun using the CRediT taxonomy to describe author contributions. CRediT allows for a high-level classification of the many roles played by authors of a scientific manuscript. As we transition to using the CRediT system, we request that you fill out our new CRediT and Author Contributions section.<text:line-break/><text:line-break/>In a response to this letter, please enter the initials of each author who contributed in the following categories. These initials will appear exactly as you provide them here on your published manuscript.<text:line-break/><text:line-break/>If more than one person contributed in any category, separate their initials with a space. If no one contributed in a category, please leave it blank:<text:line-break/><text:line-break/>Author Contributions: conceptualization: <text:span text:style-name="T1">KG OAB MAMN REP JS KT</text:span><text:line-break/>Author Contributions: data curation: <text:span text:style-name="T1">SJ</text:span><text:line-break/>Author Contributions: formal analysis: <text:span text:style-name="T1">SJ PJP TJH</text:span><text:line-break/>Author Contributions: funding acquisition: <text:span text:style-name="T1">KG SA MDL</text:span><text:line-break/>Author Contributions: investigation: <text:span text:style-name="T1">KG SJ OAB MAMN REP JS KT</text:span><text:line-break/>Author Contributions: methodology: <text:span text:style-name="T1">KG SJ OAB MAMN REP JS KT</text:span><text:line-break/>Author Contributions: project administration:<text:span text:style-name="T1">KG </text:span><text:span text:style-name="T3">SA MDL</text:span><text:line-break/>Author Contributions: resources:<text:line-break/>Author Contributions: software: <text:span text:style-name="T1">SJ MDL</text:span><text:line-break/>Author Contributions: supervision: <text:span text:style-name="T1">KG SJ</text:span><text:line-break/>Author Contributions: validation: <text:line-break/>Author Contributions: visualization: <text:span text:style-name="T1">SJ</text:span><text:line-break/>Author Contributions: writing (original draft preparation): <text:span text:style-name="T1">SJ </text:span><text:span text:style-name="T3">MDL</text:span><text:line-break/>Author Contributions: writing (review and editing): <text:span text:style-name="T1">SJ MDL KG SA P</text:span><text:span text:style-name="T4">J</text:span><text:span text:style-name="T1">P</text:span><text:line-break/><text:line-break/>Please ensure that the Competing Interests and Financial Disclosure statements listed below are suitable for publication. These sections will be indexed in PubMed and published by PLOS ONE as you have written them. Please email <text:a xlink:type="simple" xlink:href="mailto:plosone@plos.org" text:style-name="Internet_20_link" text:visited-style-name="Visited_20_Internet_20_Link">plosone@plos.org</text:a> if any changes to these statements that need to be made.<text:line-break/><text:line-break/>Competing Interests:<text:line-break/>The authors have declared that no competing interests exist.<text:line-break/><text:line-break/><text:line-break/>Financial Disclosure:<text:line-break/>This work was partially funded by the EC FP7 project NoTremor — Virtual,<text:line-break/><text:soft-page-break/>Physiological and Computational Neuromuscular Models for the Predictive Treatment of Parkinson's Disease, Grant Agreement No. 610391. The funders had no role in study design, data collection and analysis, decision to publish, or preparation of the manuscript.<text:line-break/><text:line-break/><text:line-break/>2. Please confirm that all information in your Funding Information is also present in your Financial Disclosure. Only the Financial Disclosure section will be published alongside your article to describe your funding.<text:line-break/><text:line-break/>Funding Information:<text:line-break/>Seventh Framework Programme     610391<text:line-break/><text:line-break/><text:line-break/><text:line-break/><text:line-break/>3. Affiliation information is missing from the byline of your manuscript. Please ensure that each author affiliation contains at least an institution, city, and country.<text:line-break/><text:line-break/><text:line-break/>4. Within your manuscript, the labels of all Supporting Information files must be in the format "S# Type” (e.g., “S1 Fig” or "S1 Table." Multiple SI figures should be cited as "S# and S# Figs"). Please include a caption for all Supporting Information files with labels in this format. Please ensure the in-text citations and the Supporting Information labels within your manuscript all match (e.g., “S1 Fig”). Please see these examples for more guidance: <text:a xlink:type="simple" xlink:href="http://journals.plos.org/plosone/s/file?id=wjVg/PLOSOne_formatting_sample_main_body.pdf" office:target-frame-name="_blank" xlink:show="new" text:style-name="Internet_20_link" text:visited-style-name="Visited_20_Internet_20_Link">http://journals.plos.org/</text:a><text:line-break/><text:line-break/><text:line-break/>5. The number of Supporting Information captions in your manuscript does not match the number of Supporting Information files uploaded to Editorial Manager. Please ensure that there is one file uploaded per Supporting Information caption in your manuscript.<text:line-break/></text:p>
          <text:p text:style-name="P3">6. Please cite figures in ascending numerical order. Currently, several of your figures are cited out of order. If you renumber your figures in order to cite them in numerical order, please be sure to renumber your figure captions and figure files as well.<text:line-break/><text:line-break/><text:line-break/><text:line-break/>7. Currently, your in-text figure citations do not meet PLOS formatting guidelines. Please ensure that all citations of figures are in the format "Fig #" or "Figs # and #" (e.g., “Fig 3” or "Figs 1 and 2"). Figure guidelines can be found at <text:a xlink:type="simple" xlink:href="http://journals.plos.org/plosone/s/figures" office:target-frame-name="_blank" xlink:show="new" text:style-name="Internet_20_link" text:visited-style-name="Visited_20_Internet_20_Link">http://journals.plos.org/</text: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4-24T10:33:22.539313225</meta:creation-date>
    <dc:date>2017-04-24T12:50:06.125464862</dc:date>
    <dc:creator>Seb James</dc:creator>
    <meta:editing-duration>PT2H2M54S</meta:editing-duration>
    <meta:editing-cycles>6</meta:editing-cycles>
    <meta:generator>LibreOffice/5.1.6.2$Linux_X86_64 LibreOffice_project/10m0$Build-2</meta:generator>
    <meta:document-statistic meta:table-count="5" meta:image-count="1" meta:object-count="0" meta:page-count="3" meta:paragraph-count="6" meta:word-count="906" meta:character-count="6121" meta:non-whitespace-character-count="5179"/>
  </office:meta>
</office:document-meta>
</file>